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PML</text:p>
          </table:table-cell>
          <table:table-cell office:value-type="string" calcext:value-type="string">
            <text:p>NormFixed</text:p>
          </table:table-cell>
          <table:table-cell office:value-type="string" calcext:value-type="string">
            <text:p>ParamLimits</text:p>
          </table:table-cell>
          <table:table-cell office:value-type="string" calcext:value-type="string">
            <text:p>Ncalls</text:p>
          </table:table-cell>
          <table:table-cell office:value-type="string" calcext:value-type="string">
            <text:p>Chi2</text:p>
          </table:table-cell>
          <table:table-cell table:number-columns-repeated="2"/>
          <table:table-cell office:value-type="string" calcext:value-type="string">
            <text:p>Lambda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Ref0s</text:p>
          </table:table-cell>
          <table:table-cell office:value-type="string" calcext:value-type="string">
            <text:p>Imf0s</text:p>
          </table:table-cell>
          <table:table-cell office:value-type="string" calcext:value-type="string">
            <text:p>d0s</text:p>
          </table:table-cell>
          <table:table-cell office:value-type="string" calcext:value-type="string">
            <text:p>Ref0t</text:p>
          </table:table-cell>
          <table:table-cell office:value-type="string" calcext:value-type="string">
            <text:p>Imf0t</text:p>
          </table:table-cell>
          <table:table-cell office:value-type="string" calcext:value-type="string">
            <text:p>d0t</text:p>
          </table:table-cell>
          <table:table-cell/>
          <table:table-cell office:value-type="string" calcext:value-type="string">
            <text:p>Norm1</text:p>
          </table:table-cell>
          <table:table-cell office:value-type="string" calcext:value-type="string">
            <text:p>Norm2</text:p>
          </table:table-cell>
          <table:table-cell office:value-type="string" calcext:value-type="string">
            <text:p>Norm3</text:p>
          </table:table-cell>
          <table:table-cell office:value-type="string" calcext:value-type="string">
            <text:p>Norm4</text:p>
          </table:table-cell>
          <table:table-cell office:value-type="string" calcext:value-type="string">
            <text:p>Norm5</text:p>
          </table:table-cell>
          <table:table-cell office:value-type="string" calcext:value-type="string">
            <text:p>Norm6</text:p>
          </table:table-cell>
          <table:table-cell office:value-type="string" calcext:value-type="string">
            <text:p>Norm7</text:p>
          </table:table-cell>
          <table:table-cell office:value-type="string" calcext:value-type="string">
            <text:p>Norm8</text:p>
          </table:table-cell>
          <table:table-cell office:value-type="string" calcext:value-type="string">
            <text:p>Norm9</text:p>
          </table:table-cell>
          <table:table-cell office:value-type="string" calcext:value-type="string">
            <text:p>Norm10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8"/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20160714" calcext:value-type="float">
            <text:p>2016071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805" calcext:value-type="float">
            <text:p>1805</text:p>
          </table:table-cell>
          <table:table-cell office:value-type="float" office:value="175.441" calcext:value-type="float">
            <text:p>175.441</text:p>
          </table:table-cell>
          <table:table-cell/>
          <table:table-cell office:value-type="string" calcext:value-type="string">
            <text:p>Initial Value</text:p>
          </table:table-cell>
          <table:table-cell office:value-type="float" office:value="0.796415" calcext:value-type="float">
            <text:p>0.796415</text:p>
          </table:table-cell>
          <table:table-cell office:value-type="float" office:value="2.80575" calcext:value-type="float">
            <text:p>2.80575</text:p>
          </table:table-cell>
          <table:table-cell office:value-type="float" office:value="0.294133" calcext:value-type="float">
            <text:p>0.294133</text:p>
          </table:table-cell>
          <table:table-cell office:value-type="float" office:value="-0.243101" calcext:value-type="float">
            <text:p>-0.243101</text:p>
          </table:table-cell>
          <table:table-cell office:value-type="float" office:value="-9.99995" calcext:value-type="float">
            <text:p>-9.99995</text:p>
          </table:table-cell>
          <table:table-cell office:value-type="float" office:value="0.365658" calcext:value-type="float">
            <text:p>0.365658</text:p>
          </table:table-cell>
          <table:table-cell office:value-type="float" office:value="0.341552" calcext:value-type="float">
            <text:p>0.341552</text:p>
          </table:table-cell>
          <table:table-cell office:value-type="float" office:value="-3.43342" calcext:value-type="float">
            <text:p>-3.43342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t Value</text:p>
          </table:table-cell>
          <table:table-cell office:value-type="float" office:value="0.796415" calcext:value-type="float">
            <text:p>0.796415</text:p>
          </table:table-cell>
          <table:table-cell office:value-type="float" office:value="2.80575" calcext:value-type="float">
            <text:p>2.80575</text:p>
          </table:table-cell>
          <table:table-cell office:value-type="float" office:value="0.294133" calcext:value-type="float">
            <text:p>0.294133</text:p>
          </table:table-cell>
          <table:table-cell office:value-type="float" office:value="-0.243101" calcext:value-type="float">
            <text:p>-0.243101</text:p>
          </table:table-cell>
          <table:table-cell office:value-type="float" office:value="-9.99995" calcext:value-type="float">
            <text:p>-9.99995</text:p>
          </table:table-cell>
          <table:table-cell office:value-type="float" office:value="0.365658" calcext:value-type="float">
            <text:p>0.365658</text:p>
          </table:table-cell>
          <table:table-cell office:value-type="float" office:value="0.341552" calcext:value-type="float">
            <text:p>0.341552</text:p>
          </table:table-cell>
          <table:table-cell office:value-type="float" office:value="-3.43342" calcext:value-type="float">
            <text:p>-3.4334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Error</text:p>
          </table:table-cell>
          <table:table-cell office:value-type="float" office:value="0.0719237" calcext:value-type="float">
            <text:p>0.0719237</text:p>
          </table:table-cell>
          <table:table-cell office:value-type="float" office:value="0.815357" calcext:value-type="float">
            <text:p>0.815357</text:p>
          </table:table-cell>
          <table:table-cell office:value-type="float" office:value="0.0378451" calcext:value-type="float">
            <text:p>0.0378451</text:p>
          </table:table-cell>
          <table:table-cell office:value-type="float" office:value="0.0210944" calcext:value-type="float">
            <text:p>0.0210944</text:p>
          </table:table-cell>
          <table:table-cell office:value-type="float" office:value="18.4434" calcext:value-type="float">
            <text:p>18.4434</text:p>
          </table:table-cell>
          <table:table-cell office:value-type="float" office:value="0.16553" calcext:value-type="float">
            <text:p>0.16553</text:p>
          </table:table-cell>
          <table:table-cell office:value-type="float" office:value="0.136956" calcext:value-type="float">
            <text:p>0.136956</text:p>
          </table:table-cell>
          <table:table-cell office:value-type="float" office:value="5.62775" calcext:value-type="float">
            <text:p>5.62775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20160714" calcext:value-type="float">
            <text:p>2016071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558" calcext:value-type="float">
            <text:p>1558</text:p>
          </table:table-cell>
          <table:table-cell office:value-type="float" office:value="175.67" calcext:value-type="float">
            <text:p>175.67</text:p>
          </table:table-cell>
          <table:table-cell/>
          <table:table-cell office:value-type="string" calcext:value-type="string">
            <text:p>Initial Value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t Value</text:p>
          </table:table-cell>
          <table:table-cell office:value-type="float" office:value="0.791157" calcext:value-type="float">
            <text:p>0.791157</text:p>
          </table:table-cell>
          <table:table-cell office:value-type="float" office:value="5.71612" calcext:value-type="float">
            <text:p>5.71612</text:p>
          </table:table-cell>
          <table:table-cell office:value-type="float" office:value="-0.719841" calcext:value-type="float">
            <text:p>-0.719841</text:p>
          </table:table-cell>
          <table:table-cell office:value-type="float" office:value="-0.156213" calcext:value-type="float">
            <text:p>-0.156213</text:p>
          </table:table-cell>
          <table:table-cell office:value-type="float" office:value="7.0403" calcext:value-type="float">
            <text:p>7.0403</text:p>
          </table:table-cell>
          <table:table-cell office:value-type="float" office:value="-0.344254" calcext:value-type="float">
            <text:p>-0.344254</text:p>
          </table:table-cell>
          <table:table-cell office:value-type="float" office:value="0.308229" calcext:value-type="float">
            <text:p>0.308229</text:p>
          </table:table-cell>
          <table:table-cell office:value-type="float" office:value="9.99723" calcext:value-type="float">
            <text:p>9.9972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Error</text:p>
          </table:table-cell>
          <table:table-cell office:value-type="float" office:value="0.0716299" calcext:value-type="float">
            <text:p>0.0716299</text:p>
          </table:table-cell>
          <table:table-cell office:value-type="float" office:value="0.622126" calcext:value-type="float">
            <text:p>0.622126</text:p>
          </table:table-cell>
          <table:table-cell office:value-type="float" office:value="0.224893" calcext:value-type="float">
            <text:p>0.224893</text:p>
          </table:table-cell>
          <table:table-cell office:value-type="float" office:value="0.10337" calcext:value-type="float">
            <text:p>0.10337</text:p>
          </table:table-cell>
          <table:table-cell office:value-type="float" office:value="2.23832" calcext:value-type="float">
            <text:p>2.23832</text:p>
          </table:table-cell>
          <table:table-cell office:value-type="float" office:value="0.401105" calcext:value-type="float">
            <text:p>0.401105</text:p>
          </table:table-cell>
          <table:table-cell office:value-type="float" office:value="0.248422" calcext:value-type="float">
            <text:p>0.248422</text:p>
          </table:table-cell>
          <table:table-cell office:value-type="float" office:value="15.2759" calcext:value-type="float">
            <text:p>15.2759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20160714" calcext:value-type="float">
            <text:p>2016071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364" calcext:value-type="float">
            <text:p>2364</text:p>
          </table:table-cell>
          <table:table-cell office:value-type="float" office:value="164.564" calcext:value-type="float">
            <text:p>164.564</text:p>
          </table:table-cell>
          <table:table-cell/>
          <table:table-cell office:value-type="string" calcext:value-type="string">
            <text:p>Initial Value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t Value</text:p>
          </table:table-cell>
          <table:table-cell office:value-type="float" office:value="0.837135" calcext:value-type="float">
            <text:p>0.837135</text:p>
          </table:table-cell>
          <table:table-cell office:value-type="float" office:value="3.91419" calcext:value-type="float">
            <text:p>3.91419</text:p>
          </table:table-cell>
          <table:table-cell office:value-type="float" office:value="0.654533" calcext:value-type="float">
            <text:p>0.654533</text:p>
          </table:table-cell>
          <table:table-cell office:value-type="float" office:value="-0.0877704" calcext:value-type="float">
            <text:p>-0.0877704</text:p>
          </table:table-cell>
          <table:table-cell office:value-type="float" office:value="-6.29869" calcext:value-type="float">
            <text:p>-6.29869</text:p>
          </table:table-cell>
          <table:table-cell office:value-type="float" office:value="0.297192" calcext:value-type="float">
            <text:p>0.297192</text:p>
          </table:table-cell>
          <table:table-cell office:value-type="float" office:value="0.430005" calcext:value-type="float">
            <text:p>0.430005</text:p>
          </table:table-cell>
          <table:table-cell office:value-type="float" office:value="-5.33402" calcext:value-type="float">
            <text:p>-5.33402</text:p>
          </table:table-cell>
          <table:table-cell/>
          <table:table-cell office:value-type="float" office:value="1.00446" calcext:value-type="float">
            <text:p>1.00446</text:p>
          </table:table-cell>
          <table:table-cell office:value-type="float" office:value="1.01011" calcext:value-type="float">
            <text:p>1.01011</text:p>
          </table:table-cell>
          <table:table-cell office:value-type="float" office:value="1.00965" calcext:value-type="float">
            <text:p>1.00965</text:p>
          </table:table-cell>
          <table:table-cell office:value-type="float" office:value="1.00338" calcext:value-type="float">
            <text:p>1.00338</text:p>
          </table:table-cell>
          <table:table-cell office:value-type="float" office:value="1.00281" calcext:value-type="float">
            <text:p>1.00281</text:p>
          </table:table-cell>
          <table:table-cell office:value-type="float" office:value="1.0107" calcext:value-type="float">
            <text:p>1.0107</text:p>
          </table:table-cell>
          <table:table-cell office:value-type="float" office:value="1.00985" calcext:value-type="float">
            <text:p>1.00985</text:p>
          </table:table-cell>
          <table:table-cell office:value-type="float" office:value="1.00307" calcext:value-type="float">
            <text:p>1.00307</text:p>
          </table:table-cell>
          <table:table-cell office:value-type="float" office:value="1.00907" calcext:value-type="float">
            <text:p>1.00907</text:p>
          </table:table-cell>
          <table:table-cell office:value-type="float" office:value="1.0006" calcext:value-type="float">
            <text:p>1.000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rror</text:p>
          </table:table-cell>
          <table:table-cell office:value-type="float" office:value="0.0806848" calcext:value-type="float">
            <text:p>0.0806848</text:p>
          </table:table-cell>
          <table:table-cell office:value-type="float" office:value="0.810384" calcext:value-type="float">
            <text:p>0.810384</text:p>
          </table:table-cell>
          <table:table-cell office:value-type="float" office:value="0.731979" calcext:value-type="float">
            <text:p>0.731979</text:p>
          </table:table-cell>
          <table:table-cell office:value-type="float" office:value="0.256963" calcext:value-type="float">
            <text:p>0.256963</text:p>
          </table:table-cell>
          <table:table-cell office:value-type="float" office:value="11.6121" calcext:value-type="float">
            <text:p>11.6121</text:p>
          </table:table-cell>
          <table:table-cell office:value-type="float" office:value="0.397744" calcext:value-type="float">
            <text:p>0.397744</text:p>
          </table:table-cell>
          <table:table-cell office:value-type="float" office:value="0.267042" calcext:value-type="float">
            <text:p>0.267042</text:p>
          </table:table-cell>
          <table:table-cell office:value-type="float" office:value="11.1583" calcext:value-type="float">
            <text:p>11.1583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 office:value-type="float" office:value="20160714" calcext:value-type="float">
            <text:p>2016071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25" calcext:value-type="float">
            <text:p>2225</text:p>
          </table:table-cell>
          <table:table-cell office:value-type="float" office:value="175.114" calcext:value-type="float">
            <text:p>175.114</text:p>
          </table:table-cell>
          <table:table-cell/>
          <table:table-cell office:value-type="string" calcext:value-type="string">
            <text:p>Initial Value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t Value</text:p>
          </table:table-cell>
          <table:table-cell office:value-type="float" office:value="0.78538" calcext:value-type="float">
            <text:p>0.78538</text:p>
          </table:table-cell>
          <table:table-cell office:value-type="float" office:value="4.43824" calcext:value-type="float">
            <text:p>4.43824</text:p>
          </table:table-cell>
          <table:table-cell office:value-type="float" office:value="0.0436799" calcext:value-type="float">
            <text:p>0.0436799</text:p>
          </table:table-cell>
          <table:table-cell office:value-type="float" office:value="0.266866" calcext:value-type="float">
            <text:p>0.266866</text:p>
          </table:table-cell>
          <table:table-cell office:value-type="float" office:value="-9.99996" calcext:value-type="float">
            <text:p>-9.99996</text:p>
          </table:table-cell>
          <table:table-cell office:value-type="float" office:value="0.0438372" calcext:value-type="float">
            <text:p>0.0438372</text:p>
          </table:table-cell>
          <table:table-cell office:value-type="float" office:value="0.266694" calcext:value-type="float">
            <text:p>0.266694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.00664" calcext:value-type="float">
            <text:p>1.00664</text:p>
          </table:table-cell>
          <table:table-cell office:value-type="float" office:value="1.0122" calcext:value-type="float">
            <text:p>1.0122</text:p>
          </table:table-cell>
          <table:table-cell office:value-type="float" office:value="1.01185" calcext:value-type="float">
            <text:p>1.01185</text:p>
          </table:table-cell>
          <table:table-cell office:value-type="float" office:value="1.00554" calcext:value-type="float">
            <text:p>1.00554</text:p>
          </table:table-cell>
          <table:table-cell office:value-type="float" office:value="1.00492" calcext:value-type="float">
            <text:p>1.00492</text:p>
          </table:table-cell>
          <table:table-cell office:value-type="float" office:value="1.01287" calcext:value-type="float">
            <text:p>1.01287</text:p>
          </table:table-cell>
          <table:table-cell office:value-type="float" office:value="1.01209" calcext:value-type="float">
            <text:p>1.01209</text:p>
          </table:table-cell>
          <table:table-cell office:value-type="float" office:value="1.0052" calcext:value-type="float">
            <text:p>1.0052</text:p>
          </table:table-cell>
          <table:table-cell office:value-type="float" office:value="1.01124" calcext:value-type="float">
            <text:p>1.01124</text:p>
          </table:table-cell>
          <table:table-cell office:value-type="float" office:value="1.00277" calcext:value-type="float">
            <text:p>1.0027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rror</text:p>
          </table:table-cell>
          <table:table-cell office:value-type="float" office:value="0.0666417" calcext:value-type="float">
            <text:p>0.0666417</text:p>
          </table:table-cell>
          <table:table-cell office:value-type="float" office:value="0.701583" calcext:value-type="float">
            <text:p>0.701583</text:p>
          </table:table-cell>
          <table:table-cell office:value-type="float" office:value="0.355815" calcext:value-type="float">
            <text:p>0.355815</text:p>
          </table:table-cell>
          <table:table-cell office:value-type="float" office:value="0.771328" calcext:value-type="float">
            <text:p>0.771328</text:p>
          </table:table-cell>
          <table:table-cell office:value-type="float" office:value="19.9219" calcext:value-type="float">
            <text:p>19.9219</text:p>
          </table:table-cell>
          <table:table-cell office:value-type="float" office:value="0.178866" calcext:value-type="float">
            <text:p>0.178866</text:p>
          </table:table-cell>
          <table:table-cell office:value-type="float" office:value="0.287152" calcext:value-type="float">
            <text:p>0.287152</text:p>
          </table:table-cell>
          <table:table-cell office:value-type="float" office:value="18.0513" calcext:value-type="float">
            <text:p>18.051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 style:data-style-name="N2" text:time-value="11:05:11.970902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0:48:04.212761824</meta:creation-date>
    <meta:generator>LibreOffice/5.1.4.2$Linux_X86_64 LibreOffice_project/10m0$Build-2</meta:generator>
    <dc:date>2016-07-18T11:13:29.605750188</dc:date>
    <meta:editing-duration>PT24M18S</meta:editing-duration>
    <meta:editing-cycles>15</meta:editing-cycles>
    <meta:document-statistic meta:table-count="1" meta:cell-count="224" meta:object-count="0"/>
  </office:meta>
</office:document-meta>
</file>